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line-through-style="solid"/>
    </style:style>
    <style:style style:name="P4" style:family="paragraph" style:parent-style-name="Standard">
      <style:text-properties style:text-line-through-style="solid" fo:font-weight="bold" style:font-weight-asian="bold" style:font-weight-complex="bold"/>
    </style:style>
    <style:style style:name="P5" style:family="paragraph" style:parent-style-name="Standard">
      <style:text-properties style:text-line-through-style="solid" style:text-underline-style="none"/>
    </style:style>
    <style:style style:name="P6" style:family="paragraph" style:parent-style-name="Standard">
      <style:text-properties style:text-line-through-style="none" fo:font-weight="bold" style:font-weight-asian="bold" style:font-weight-complex="bold"/>
    </style:style>
    <style:style style:name="P7" style:family="paragraph" style:parent-style-name="Standard">
      <style:paragraph-properties fo:margin-left="0.635cm" fo:margin-right="0cm" fo:text-indent="0cm" style:auto-text-indent="false"/>
      <style:text-properties fo:font-weight="normal" style:font-weight-asian="normal" style:font-weight-complex="normal"/>
    </style:style>
    <style:style style:name="P8" style:family="paragraph" style:parent-style-name="Standard" style:list-style-name="L1">
      <style:text-properties style:text-line-through-style="solid"/>
    </style:style>
    <style:style style:name="P9" style:family="paragraph" style:parent-style-name="Standard" style:list-style-name="L2">
      <style:text-properties style:text-line-through-style="solid"/>
    </style:style>
    <style:style style:name="P10" style:family="paragraph" style:parent-style-name="Standard" style:list-style-name="L5">
      <style:text-properties style:text-line-through-style="solid"/>
    </style:style>
    <style:style style:name="P11" style:family="paragraph" style:parent-style-name="Standard" style:list-style-name="L7">
      <style:text-properties style:text-line-through-style="solid"/>
    </style:style>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6"/>
    <style:style style:name="P15" style:family="paragraph" style:parent-style-name="Standard" style:list-style-name="L6">
      <style:text-properties fo:font-weight="normal" style:font-weight-asian="normal" style:font-weight-complex="normal"/>
    </style:style>
    <style:style style:name="P16" style:family="paragraph" style:parent-style-name="Standard" style:list-style-name="L9">
      <style:text-properties fo:font-weight="normal" style:font-weight-asian="normal" style:font-weight-complex="normal"/>
    </style:style>
    <style:style style:name="P17" style:family="paragraph" style:parent-style-name="Standard" style:list-style-name="L10">
      <style:text-properties fo:font-weight="normal" style:font-weight-asian="normal" style:font-weight-complex="normal"/>
    </style:style>
    <style:style style:name="P18" style:family="paragraph" style:parent-style-name="Standard" style:list-style-name="L11">
      <style:text-properties fo:font-weight="normal" style:font-weight-asian="normal" style:font-weight-complex="normal"/>
    </style:style>
    <style:style style:name="P19" style:family="paragraph" style:parent-style-name="Standard" style:list-style-name="L8">
      <style:text-properties style:text-line-through-style="none" fo:font-weight="normal" style:font-weight-asian="normal" style:font-weight-complex="normal"/>
    </style:style>
    <style:style style:name="P20" style:family="paragraph" style:parent-style-name="Standard" style:list-style-name="L12"/>
    <style:style style:name="P21" style:family="paragraph" style:parent-style-name="Standard" style:list-style-name="L13"/>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GENERAL IDEAS:</text:p>
      <text:p text:style-name="Standard"/>
      <text:p text:style-name="Standard"/>
      <text:p text:style-name="P1">Q: What is the world of Rolan's quest?</text:p>
      <text:p text:style-name="P1"/>
      <text:p text:style-name="P1">A: Simply put, Rolan's world is a fantasy-themed place full of magic, power and intrigue. </text:p>
      <text:p text:style-name="P2"/>
      <text:p text:style-name="P2">Think about Rolan's world in two parts – <text:span text:style-name="T2">medieval history</text:span> and <text:span text:style-name="T2">magic</text:span>. </text:p>
      <text:p text:style-name="P2"/>
      <text:p text:style-name="P2">They can have the equivalent of modern science in their world but it is credited to magical works.</text:p>
      <text:p text:style-name="P2"/>
      <text:p text:style-name="P2">For example, in our world, we have a lot of options when it comes to man-made light sources but the most basic ones are <text:span text:style-name="T2">candles</text:span>(history) and <text:span text:style-name="T2">flourescent bulbs</text:span>(modern science).</text:p>
      <text:p text:style-name="P2"/>
      <text:p text:style-name="P2">In Rolan's world, the people have access to two man made light sources – one is a perfectly normal wax <text:span text:style-name="T2">candle</text:span>(history), and the second one is a <text:span text:style-name="T2">blessed light stone</text:span>(magic)</text:p>
      <text:p text:style-name="P2"/>
      <text:p text:style-name="P2">See the difference?</text:p>
      <text:p text:style-name="P2"/>
      <text:p text:style-name="P2">Another example, nowadays we have have <text:span text:style-name="T2">planes</text:span> for air travel(modern science). In Rolan's world, they have <text:span text:style-name="T2">runed airships</text:span>(magic).</text:p>
      <text:p text:style-name="P2"/>
      <text:p text:style-name="P1"/>
      <text:p text:style-name="P1">Q: So how does this all translate into the art? <text:s/></text:p>
      <text:p text:style-name="P2"/>
      <text:p text:style-name="P1">A: <text:span text:style-name="T1">We're aiming for a look based from ancient history, combining it elements of fantasy and taking it further. These are just the base guidelines. Feel free to play around with the designs especially the magical ones. Make it stand out! </text:span></text:p>
      <text:p text:style-name="P2"/>
      <text:p text:style-name="P2">Looking at our example above, the world's airships are made of wood, metal, fabrics and animal skin plus some interesting components of magic. Maybe add a tattered flag with an ancient sigil. No plastics and never a modern looking full-metal jet. </text:p>
      <text:p text:style-name="P2"/>
      <text:p text:style-name="P2">In fashion, people could wear armor, boiled leather, sabatons and all that cool stuff. Magical accessories also adds to interest. Never would we see a guy wearing “kicks” or donning a fedora. </text:p>
      <text:p text:style-name="P2"/>
      <text:p text:style-name="P2">In architecture and backgrounds, we have castles, moats, magical forests and scorching lava-caves. We have underwater levels and floating sky cities. </text:p>
      <text:p text:style-name="P2"/>
      <text:p text:style-name="P2">On the world's living inhabitants, the only limit is your imagination. We have wolf bowmen, plant bombthrowers, chimeras, and all kinds of awesome creatures! Go crazy, just make sure they're still appealing to look at. But the primary inhabitants of the land are still humans, it's always about us humans isn't it? </text:p>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17:57:11.97</meta:creation-date>
    <meta:generator>OpenOffice.org/3.4.1$Win32 OpenOffice.org_project/341m1$Build-9593</meta:generator>
    <dc:date>2014-07-28T09:07:10.32</dc:date>
    <meta:editing-duration>P2DT3H53M28S</meta:editing-duration>
    <meta:editing-cycles>313</meta:editing-cycles>
    <meta:document-statistic meta:table-count="0" meta:image-count="0" meta:object-count="0" meta:page-count="1" meta:paragraph-count="15" meta:word-count="332" meta:character-count="1991"/>
  </office:meta>
</office:document-meta>
</file>